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23d96" officeooo:paragraph-rsid="00023d96"/>
    </style:style>
    <style:style style:name="P2" style:family="paragraph" style:parent-style-name="Heading_20_3">
      <style:text-properties officeooo:rsid="00023d96" officeooo:paragraph-rsid="00023d96"/>
    </style:style>
    <style:style style:name="P3" style:family="paragraph" style:parent-style-name="Text_20_body">
      <style:text-properties officeooo:paragraph-rsid="00023d96"/>
    </style:style>
    <style:style style:name="P4" style:family="paragraph" style:parent-style-name="Text_20_body">
      <style:text-properties officeooo:rsid="000297a4" officeooo:paragraph-rsid="000297a4"/>
    </style:style>
    <style:style style:name="T1" style:family="text">
      <style:text-properties officeooo:rsid="00023d96"/>
    </style:style>
    <style:style style:name="T2" style:family="text">
      <style:text-properties fo:language="fr" fo:country="FR"/>
    </style:style>
    <style:style style:name="T3" style:family="text">
      <style:text-properties officeooo:rsid="000297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itre du test</text:h>
      <text:h text:style-name="P2" text:outline-level="3">Auteur :</text:h>
      <text:p text:style-name="P3"><text:tab/><text:span text:style-name="T1">&lt;Vos noms&gt;</text:span></text:p>
      <text:h text:style-name="Heading_20_3" text:outline-level="3">Version :</text:h>
      <text:p text:style-name="Text_20_body"><text:tab/><text:span text:style-name="T3">0.1</text:span></text:p>
      <text:h text:style-name="P2" text:outline-level="3">Identifiant :</text:h>
      <text:p text:style-name="P3"><text:tab/><text:span text:style-name="T3">TN01 &lt;Pour test nominal1 peut être aussi TE01 pour test exception 01&gt;</text:span></text:p>
      <text:h text:style-name="P2" text:outline-level="3">Contexte :</text:h>
      <text:p text:style-name="P3"><text:tab/><text:span text:style-name="T3">&lt;Le contexte du test&gt;</text:span></text:p>
      <text:h text:style-name="Heading_20_3" text:outline-level="3">Entrée :</text:h>
      <text:p text:style-name="Text_20_body"><text:tab/><text:span text:style-name="T3">&lt;Les paramètres d’entrés du test&gt;</text:span></text:p>
      <text:h text:style-name="Heading_20_3" text:outline-level="3">Scénario :</text:h>
      <text:p text:style-name="Text_20_body"><text:tab/><text:span text:style-name="T3">&lt;Scénario du test&gt;</text:span></text:p>
      <text:h text:style-name="Heading_20_3" text:outline-level="3">Résultat attendu :</text:h>
      <text:p text:style-name="Text_20_body"><text:tab/><text:span text:style-name="T3">&lt;La valeur de retour attendue&gt;</text:span></text:p>
      <text:h text:style-name="Heading_20_3" text:outline-level="3">Moyens de <text:span text:style-name="T2">vérification</text:span> :</text:h>
      <text:p text:style-name="P4"><text:tab/>&lt;Le moyen de verifier la valeur de retou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5.1.4.2$Linux_X86_64 LibreOffice_project/10m0$Build-2</meta:generator>
    <dc:date>2016-10-16T13:08:51.175698726</dc:date>
    <meta:editing-duration>PT33M36S</meta:editing-duration>
    <meta:editing-cycles>2</meta:editing-cycles>
    <meta:document-statistic meta:table-count="0" meta:image-count="0" meta:object-count="0" meta:page-count="1" meta:paragraph-count="17" meta:word-count="62" meta:character-count="347" meta:non-whitespace-character-count="294"/>
  </office:meta>
</office:document-meta>
</file>